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" calcext:value-type="string">
            <text:p>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" calcext:value-type="string">
            <text:p>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brunn.txt</text:p>
          </table:table-cell>
          <table:table-cell table:style-name="ce4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micronesid.txt</text:p>
          </table:table-cell>
          <table:table-cell table:style-name="ce6" table:formula="of:=[.A134]" office:value-type="string" office:string-value="advanced/micronesid.txt" calcext:value-type="string">
            <text:p>advanced/micro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micronesid.txt' -beautyIn='advanced/micronesid.txt' -height='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" calcext:value-type="string">
            <text:p>-in='advanced/micronesid.txt' -beautyIn='advanced/micronesid.txt' -height='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</text:p>
          </table:table-cell>
          <table:table-cell table:style-name="ce2" table:formula="of:=&quot;./combined_ethnicity.perl &quot;&amp;[.U134]&amp;&quot; &gt; ../common/ethnicities/01_&quot;&amp;SUBSTITUTE(SUBSTITUTE([.A134];&quot;/&quot;;&quot;_&quot;);&quot;advanced_&quot;;&quot;&quot;)&amp;&quot;;&quot;" office:value-type="string" office:string-value="./combined_ethnicity.perl -in='advanced/micronesid.txt' -beautyIn='advanced/micronesid.txt' -height='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" calcext:value-type="string">
            <text:p>./combined_ethnicity.perl -in='advanced/micronesid.txt' -beautyIn='advanced/micronesid.txt' -height='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south_polynesid.txt</text:p>
          </table:table-cell>
          <table:table-cell table:style-name="ce6" table:formula="of:=[.A135]" office:value-type="string" office:string-value="advanced/south_polynesid.txt" calcext:value-type="string">
            <text:p>advanced/south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</text:p>
          </table:table-cell>
          <table:table-cell table:style-name="ce2" table:formula="of:=&quot;./combined_ethnicity.perl &quot;&amp;[.U135]&amp;&quot; &gt; ../common/ethnicities/01_&quot;&amp;SUBSTITUTE(SUBSTITUTE([.A135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fijid.txt</text:p>
          </table:table-cell>
          <table:table-cell table:style-name="ce6" table:formula="of:=[.A136]" office:value-type="string" office:string-value="advanced/fijid.txt" calcext:value-type="string">
            <text:p>advanced/fij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fijid.txt' -beautyIn='advanced/fijid.txt' -height='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" calcext:value-type="string">
            <text:p>-in='advanced/fijid.txt' -beautyIn='advanced/fijid.txt' -height='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patagonid.txt</text:p>
          </table:table-cell>
          <table:table-cell table:style-name="ce6" table:formula="of:=[.A137]" office:value-type="string" office:string-value="basic/patagonid.txt" calcext:value-type="string">
            <text:p>basic/patago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andid.txt</text:p>
          </table:table-cell>
          <table:table-cell table:style-name="ce6" table:formula="of:=[.A138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amazonid.txt</text:p>
          </table:table-cell>
          <table:table-cell table:style-name="ce6" table:formula="of:=[.A139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margid.txt</text:p>
          </table:table-cell>
          <table:table-cell table:style-name="ce6" table:formula="of:=[.A140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Dark-Red' -using='burme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Dark-Red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centralid.txt</text:p>
          </table:table-cell>
          <table:table-cell table:style-name="ce6" table:formula="of:=[.A141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silvid.txt</text:p>
          </table:table-cell>
          <table:table-cell table:style-name="ce6" table:formula="of:=[.A142]" office:value-type="string" office:string-value="basic/silvid.txt" calcext:value-type="string">
            <text:p>basic/silv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eskimid.txt</text:p>
          </table:table-cell>
          <table:table-cell table:style-name="ce6" table:formula="of:=[.A143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pacifid.txt</text:p>
          </table:table-cell>
          <table:table-cell table:style-name="ce6" table:formula="of:=[.A144]" office:value-type="string" office:string-value="basic/pacifid.txt" calcext:value-type="string">
            <text:p>basic/pacif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-Yellow' -using='bobo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-Yellow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sanid.txt</text:p>
          </table:table-cell>
          <table:table-cell table:style-name="ce6" table:formula="of:=[.A146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bambutid.txt</text:p>
          </table:table-cell>
          <table:table-cell table:style-name="ce6" table:formula="of:=[.A147]" office:value-type="string" office:string-value="basic/bambutid.txt" calcext:value-type="string">
            <text:p>basic/bambut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bantuid.txt</text:p>
          </table:table-cell>
          <table:table-cell table:style-name="ce6" table:formula="of:=[.A148]" office:value-type="string" office:string-value="basic/bantuid.txt" calcext:value-type="string">
            <text:p>basic/bantu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australid.txt</text:p>
          </table:table-cell>
          <table:table-cell table:style-name="ce6" table:formula="of:=[.A149]" office:value-type="string" office:string-value="basic/australid.txt" calcext:value-type="string">
            <text:p>basic/austr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australid.txt' -beautyIn='basic/australid.txt' -height='TALL' -hairBlack='30' -hairRed='0' -hairAuburn='0' -hairBrown='0' -hairDarkBlond='1' -hairBlond='0' -eyeBlack='10' -eyeBrown='0' -eyeBlue='0' -eyeGreen='0' -hairStraight='0' -hairWavy='0' -hairCurly='0' -hairAfro='100' -hairAsian='0' -skinColour='VeryDark-Medium' -using='bobo'" calcext:value-type="string">
            <text:p>-in='basic/australid.txt' -beautyIn='basic/australid.txt' -height='TALL' -hairBlack='30' -hairRed='0' -hairAuburn='0' -hairBrown='0' -hairDarkBlond='1' -hairBlond='0' -eyeBlack='10' -eyeBrown='0' -eyeBlue='0' -eyeGreen='0' -hairStraight='0' -hairWavy='0' -hairCurly='0' -hairAfro='100' -hairAsian='0' -skinColour='VeryDark-Medium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negritid.txt</text:p>
          </table:table-cell>
          <table:table-cell table:style-name="ce6" table:formula="of:=[.A150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sic/melanesid.txt</text:p>
          </table:table-cell>
          <table:table-cell table:style-name="ce6" table:formula="of:=[.A151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melanesid.txt' -beautyIn='basic/melanesid.txt' -height='SHORT' -hairBlack='35' -hairRed='0' -hairAuburn='1' -hairBrown='0' -hairDarkBlond='1' -hairBlond='0' -eyeBlack='10' -eyeBrown='0' -eyeBlue='0' -eyeGreen='0' -hairStraight='0' -hairWavy='20' -hairCurly='80' -hairAfro='0' -hairAsian='0' -skinColour='Dark-Medium' -using='bobo'" calcext:value-type="string">
            <text:p>-in='basic/melanesid.txt' -beautyIn='basic/melanesid.txt' -height='SHORT' -hairBlack='35' -hairRed='0' -hairAuburn='1' -hairBrown='0' -hairDarkBlond='1' -hairBlond='0' -eyeBlack='10' -eyeBrown='0' -eyeBlue='0' -eyeGreen='0' -hairStraight='0' -hairWavy='20' -hairCurly='80' -hairAfro='0' -hairAsian='0' -skinColour='Dark-Medium' -using='bobo'</text:p>
          </table:table-cell>
          <table:table-cell table:number-columns-repeated="1003"/>
        </table:table-row>
        <table:table-row table:style-name="ro1" table:number-rows-repeated="138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06" meta:object-count="0"/>
    <meta:generator>LibreOfficeDev/6.0.5.2$Linux_X86_64 LibreOffice_project/</meta:generator>
  </office:meta>
</office:document-meta>
</file>